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ТРАНСПОРТНЫЙ УРОВЕНЬ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20:52:56.050011497</meta:creation-date>
    <dc:date>2016-01-09T20:54:14.796239048</dc:date>
    <meta:editing-duration>P0D</meta:editing-duration>
    <meta:editing-cycles>1</meta:editing-cycles>
    <meta:document-statistic meta:object-count="25"/>
    <meta:generator>LibreOffice/4.2.7.2$Linux_X86_64 LibreOffice_project/420m0$Build-2</meta:generator>
  </office:meta>
</office:document-meta>
</file>